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marker-start-width="0.1cm" draw:marker-end-width="0.1cm" draw:fill-color="#ff99ff" draw:textarea-horizontal-align="justify" draw:textarea-vertical-align="middle" draw:auto-grow-height="false" fo:min-height="1.55cm" fo:min-width="2.3cm"/>
    </style:style>
    <style:style style:name="gr2" style:family="graphic" style:parent-style-name="standard">
      <style:graphic-properties draw:stroke="solid" svg:stroke-color="#808080" draw:marker-start-width="0.1cm" draw:marker-end="Arrow" draw:marker-end-width="0.1cm" svg:stroke-opacity="80%" draw:textarea-horizontal-align="justify" draw:textarea-vertical-align="middle" draw:auto-grow-height="false" fo:min-height="1.55cm" fo:min-width="1.7cm"/>
    </style:style>
    <style:style style:name="gr3" style:family="graphic" style:parent-style-name="standard">
      <style:graphic-properties draw:stroke="solid" svg:stroke-color="#808080" draw:marker-start-width="0.1cm" draw:marker-end="Arrow" draw:marker-end-width="0.1cm" svg:stroke-opacity="80%" draw:textarea-horizontal-align="justify" draw:textarea-vertical-align="middle" draw:auto-grow-height="false" fo:min-height="1.15cm" fo:min-width="1.9cm"/>
    </style:style>
    <style:style style:name="gr4" style:family="graphic" style:parent-style-name="standard">
      <style:graphic-properties draw:stroke="solid" svg:stroke-color="#808080" draw:marker-start-width="0.1cm" draw:marker-end="Arrow" draw:marker-end-width="0.1cm" svg:stroke-opacity="80%" draw:textarea-horizontal-align="justify" draw:textarea-vertical-align="middle" draw:auto-grow-height="false" fo:min-height="0.65cm" fo:min-width="1.9cm"/>
    </style:style>
    <style:style style:name="gr5" style:family="graphic" style:parent-style-name="objectwithoutfill">
      <style:graphic-properties draw:stroke="solid" svg:stroke-color="#808080" draw:marker-start-width="0.1cm" draw:marker-end="Arrow" draw:marker-end-width="0.1cm" svg:stroke-opacity="80%" draw:fill="none" draw:textarea-vertical-align="middle"/>
    </style:style>
    <style:style style:name="gr6" style:family="graphic" style:parent-style-name="standard">
      <style:graphic-properties draw:stroke="solid" svg:stroke-color="#808080" draw:marker-start-width="0.1cm" draw:marker-end="Arrow" draw:marker-end-width="0.1cm" svg:stroke-opacity="100%" draw:fill="none" draw:fill-color="#729fcf" draw:textarea-horizontal-align="justify" draw:textarea-vertical-align="middle" draw:auto-grow-height="false" fo:min-height="11.85cm" fo:min-width="24.7cm"/>
    </style:style>
    <style:style style:name="gr7" style:family="graphic" style:parent-style-name="objectwithoutfill">
      <style:graphic-properties draw:stroke="solid" draw:stroke-dash="Fine_20_Dashed" svg:stroke-width="0.1cm" svg:stroke-color="#808080" draw:marker-start-width="0.1cm" draw:marker-end-width="0.1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808080" draw:marker-start-width="0.1cm" draw:marker-end-width="0.1cm" draw:fill="none" draw:fill-color="#ffffff" draw:textarea-horizontal-align="left" draw:auto-grow-height="true" draw:auto-grow-width="false" fo:min-height="0.712cm" fo:min-width="0.353cm"/>
    </style:style>
    <style:style style:name="gr9" style:family="graphic" style:parent-style-name="standard">
      <style:graphic-properties draw:stroke="solid" svg:stroke-color="#808080" draw:marker-start-width="0.1cm" draw:marker-end-width="0.1cm" draw:fill-color="#00ff66" draw:textarea-horizontal-align="justify" draw:textarea-vertical-align="middle" draw:auto-grow-height="false" fo:min-height="1.55cm" fo:min-width="2.3cm"/>
    </style:style>
    <style:style style:name="gr10" style:family="graphic" style:parent-style-name="standard">
      <style:graphic-properties draw:stroke="solid" svg:stroke-color="#808080" draw:marker-start-width="0.1cm" draw:marker-end-width="0.1cm" draw:fill-color="#66ffff" draw:textarea-horizontal-align="justify" draw:textarea-vertical-align="middle" draw:auto-grow-height="false" fo:min-height="0.959cm" fo:min-width="1.382cm"/>
    </style:style>
    <style:style style:name="gr11" style:family="graphic" style:parent-style-name="objectwithoutfill">
      <style:graphic-properties draw:stroke="solid" svg:stroke-color="#808080" draw:marker-start-width="0.1cm" draw:marker-end="Arrow" draw:marker-end-width="0.1cm" draw:fill="none" draw:textarea-vertical-align="middle"/>
    </style:style>
    <style:style style:name="gr12" style:family="graphic" style:parent-style-name="standard">
      <style:graphic-properties draw:stroke="solid" svg:stroke-color="#808080" draw:marker-start-width="0.1cm" draw:marker-end-width="0.1cm" draw:fill-color="#ffff99" draw:textarea-horizontal-align="justify" draw:textarea-vertical-align="middle" draw:auto-grow-height="false" fo:min-height="1.011cm" fo:min-width="1.462cm"/>
    </style:style>
    <style:style style:name="gr13" style:family="graphic" style:parent-style-name="standard">
      <style:graphic-properties draw:stroke="solid" svg:stroke-color="#808080" draw:marker-start-width="0.1cm" draw:marker-end-width="0.1cm" draw:fill-color="#ffff99" draw:textarea-horizontal-align="justify" draw:textarea-vertical-align="middle" draw:auto-grow-height="false" fo:min-height="1.01cm" fo:min-width="1.462cm"/>
    </style:style>
    <style:style style:name="gr14" style:family="graphic" style:parent-style-name="standard">
      <style:graphic-properties draw:stroke="solid" svg:stroke-color="#808080" draw:marker-start-width="0.1cm" draw:marker-end-width="0.1cm" draw:fill-color="#ffff99" draw:textarea-horizontal-align="justify" draw:textarea-vertical-align="middle" draw:auto-grow-height="false" fo:min-height="1.012cm" fo:min-width="1.462cm"/>
    </style:style>
    <style:style style:name="gr15" style:family="graphic" style:parent-style-name="standard">
      <style:graphic-properties draw:stroke="solid" svg:stroke-color="#808080" draw:marker-start-width="0.1cm" draw:marker-end-width="0.1cm" draw:fill-color="#66ffff" draw:textarea-horizontal-align="justify" draw:textarea-vertical-align="middle" draw:auto-grow-height="false" fo:min-height="0.959cm" fo:min-width="1.381cm"/>
    </style:style>
    <style:style style:name="gr16" style:family="graphic" style:parent-style-name="standard">
      <style:graphic-properties draw:stroke="solid" svg:stroke-color="#808080" draw:marker-start-width="0.1cm" draw:marker-end-width="0.1cm" draw:fill-color="#66ffff" draw:textarea-horizontal-align="justify" draw:textarea-vertical-align="middle" draw:auto-grow-height="false" fo:min-height="0.96cm" fo:min-width="1.381cm"/>
    </style:style>
    <style:style style:name="gr17" style:family="graphic" style:parent-style-name="standard">
      <style:graphic-properties draw:stroke="solid" svg:stroke-color="#808080" draw:marker-start-width="0.1cm" draw:marker-end-width="0.1cm" draw:textarea-horizontal-align="justify" draw:textarea-vertical-align="middle" draw:auto-grow-height="false" fo:min-height="0.991cm" fo:min-width="1.431cm"/>
    </style:style>
    <style:style style:name="gr18" style:family="graphic" style:parent-style-name="standard">
      <style:graphic-properties draw:stroke="solid" svg:stroke-color="#808080" draw:marker-start-width="0.1cm" draw:marker-end-width="0.1cm" draw:textarea-horizontal-align="justify" draw:textarea-vertical-align="middle" draw:auto-grow-height="false" fo:min-height="0.992cm" fo:min-width="1.431cm"/>
    </style:style>
    <style:style style:name="gr19" style:family="graphic" style:parent-style-name="standard">
      <style:graphic-properties draw:stroke="solid" svg:stroke-color="#808080" draw:marker-start-width="0.1cm" draw:marker-end="Arrow" draw:marker-end-width="0.1cm" svg:stroke-opacity="100%" draw:fill="none" draw:fill-color="#729fcf" draw:textarea-horizontal-align="justify" draw:textarea-vertical-align="middle" draw:auto-grow-height="false" fo:min-height="6.45cm" fo:min-width="7.5cm"/>
    </style:style>
    <style:style style:name="gr20" style:family="graphic" style:parent-style-name="standard">
      <style:graphic-properties draw:stroke="solid" svg:stroke-color="#808080" draw:marker-start-width="0.1cm" draw:marker-end="Arrow" draw:marker-end-width="0.1cm" svg:stroke-opacity="100%" draw:fill="none" draw:fill-color="#729fcf" draw:textarea-horizontal-align="justify" draw:textarea-vertical-align="middle" draw:auto-grow-height="false" fo:min-height="4.95cm" fo:min-width="7.4cm"/>
    </style:style>
    <style:style style:name="gr21" style:family="graphic" style:parent-style-name="standard">
      <style:graphic-properties draw:stroke="solid" svg:stroke-color="#808080" draw:marker-start-width="0.1cm" draw:marker-end-width="0.1cm" draw:fill-color="#99cc99" draw:textarea-horizontal-align="justify" draw:textarea-vertical-align="middle" draw:auto-grow-height="false" fo:min-height="1.55cm" fo:min-width="2.3cm"/>
    </style:style>
    <style:style style:name="gr22" style:family="graphic" style:parent-style-name="objectwithoutfill">
      <style:graphic-properties draw:stroke="solid" svg:stroke-color="#808080" draw:marker-start="Arrow" draw:marker-start-width="0.1cm" draw:marker-end="Arrow" draw:marker-end-width="0.1cm" draw:fill="none" draw:textarea-vertical-align="middle"/>
    </style:style>
    <style:style style:name="gr23" style:family="graphic" style:parent-style-name="standard">
      <style:graphic-properties draw:stroke="solid" svg:stroke-color="#808080" draw:marker-start-width="0.1cm" draw:marker-end-width="0.1cm" draw:fill-color="#66ffff" draw:fill-image-width="0cm" draw:fill-image-height="0cm" draw:textarea-horizontal-align="justify" draw:textarea-vertical-align="middle" draw:auto-grow-height="false" fo:min-height="0.991cm" fo:min-width="1.431cm"/>
    </style:style>
    <style:style style:name="gr24" style:family="graphic" style:parent-style-name="standard">
      <style:graphic-properties draw:stroke="solid" svg:stroke-color="#808080" draw:marker-start-width="0.1cm" draw:marker-end-width="0.1cm" draw:fill-color="#ffff99" draw:textarea-horizontal-align="justify" draw:textarea-vertical-align="middle" draw:auto-grow-height="false" fo:min-height="0.991cm" fo:min-width="1.431cm"/>
    </style:style>
    <style:style style:name="gr25" style:family="graphic" style:parent-style-name="standard">
      <style:graphic-properties draw:stroke="solid" svg:stroke-color="#808080" draw:marker-start-width="0.1cm" draw:marker-end-width="0.1cm" draw:fill-color="#ff99ff" draw:textarea-horizontal-align="justify" draw:textarea-vertical-align="middle" draw:auto-grow-height="false" fo:min-height="0.991cm" fo:min-width="1.431cm"/>
    </style:style>
    <style:style style:name="gr26" style:family="graphic" style:parent-style-name="standard">
      <style:graphic-properties draw:stroke="solid" svg:stroke-color="#808080" draw:marker-start-width="0.1cm" draw:marker-end="Arrow" draw:marker-end-width="0.1cm" svg:stroke-opacity="100%" draw:fill="none" draw:fill-color="#729fcf" draw:textarea-horizontal-align="justify" draw:textarea-vertical-align="middle" draw:auto-grow-height="false" fo:min-height="12.35cm" fo:min-width="13.8cm"/>
    </style:style>
    <style:style style:name="gr27" style:family="graphic" style:parent-style-name="standard">
      <style:graphic-properties draw:stroke="solid" svg:stroke-color="#808080" draw:marker-start-width="0.1cm" draw:marker-end-width="0.1cm" draw:fill-color="#ff99ff" draw:textarea-horizontal-align="justify" draw:textarea-vertical-align="middle" draw:auto-grow-height="false" fo:min-height="0.992cm" fo:min-width="1.431cm"/>
    </style:style>
    <style:style style:name="gr28" style:family="graphic" style:parent-style-name="standard">
      <style:graphic-properties draw:stroke="solid" svg:stroke-color="#808080" draw:marker-start-width="0.1cm" draw:marker-end-width="0.1cm" draw:textarea-horizontal-align="justify" draw:textarea-vertical-align="middle" draw:auto-grow-height="false" fo:min-height="1.55cm" fo:min-width="2.3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loext:graphic-properties draw:fill-color="#ff99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00ff66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-color="#66ffff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-color="#ffff99"/>
      <style:paragraph-properties fo:text-align="center"/>
      <style:text-properties fo:font-size="10pt" style:font-size-asian="18pt" style:font-size-complex="18pt"/>
    </style:style>
    <style:style style:name="P10" style:family="paragraph">
      <loext:graphic-properties draw:fill-color="#99cc99"/>
      <style:paragraph-properties fo:text-align="center"/>
      <style:text-properties fo:font-size="10pt" style:font-size-asian="18pt" style:font-size-complex="18pt"/>
    </style:style>
    <style:style style:name="P11" style:family="paragraph">
      <loext:graphic-properties draw:fill-color="#66ffff" draw:fill-image-width="0cm" draw:fill-image-height="0cm"/>
      <style:paragraph-properties fo:text-align="center"/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2.8cm" svg:height="1.8cm" svg:x="11.6cm" svg:y="11.9cm">
          <text:p text:style-name="P1">CNC control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2cm" svg:height="1.8cm" svg:x="27.5cm" svg:y="24cm">
          <text:p text:style-name="P1">C2000</text:p>
          <text:p text:style-name="P1">servodri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4cm" svg:height="1.4cm" svg:x="38.7cm" svg:y="22.7cm">
          <text:p text:style-name="P1">PMSM Moto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4cm" svg:height="1.4cm" svg:x="38.7cm" svg:y="24.4cm">
          <text:p text:style-name="P1">AC induction</text:p>
          <text:p text:style-name="P1"><text:s/>Motor </text:p>
          <text:p text:style-name="P1">sensored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4cm" svg:height="1.4cm" svg:x="43.3cm" svg:y="25cm">
          <text:p text:style-name="P1">Incremental</text:p>
          <text:p text:style-name="P1">Encoder </text:p>
          <text:p text:style-name="P1">A,B,Z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4cm" svg:height="1.4cm" svg:x="43.3cm" svg:y="22.7cm">
          <text:p text:style-name="P1">Absolute </text:p>
          <text:p text:style-name="P1">Encoder </text:p>
          <text:p text:style-name="P1">REQ, DATA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2.4cm" svg:height="1.4cm" svg:x="38.7cm" svg:y="26.1cm">
          <text:p text:style-name="P1">AC induction</text:p>
          <text:p text:style-name="P1"><text:s/>Motor </text:p>
          <text:p text:style-name="P1">sensorless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4cm" svg:height="0.9cm" svg:x="31.4cm" svg:y="23.3cm">
          <text:p text:style-name="P1">IGBT 1kW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4cm" svg:height="0.9cm" svg:x="31.4cm" svg:y="24.4cm">
          <text:p text:style-name="P1">IGBT 10kW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2.4cm" svg:height="0.9cm" svg:x="31.4cm" svg:y="25.5cm">
          <text:p text:style-name="P1">IGBT 50kW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2.4cm" svg:height="0.9cm" svg:x="34.8cm" svg:y="24.4cm">
          <text:p text:style-name="P1">Amperimete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s" svg:x1="41.1cm" svg:y1="23.4cm" svg:x2="43.3cm" svg:y2="23.4cm" draw:start-shape="id1" draw:start-glue-point="1" draw:end-shape="id2" draw:end-glue-point="3" svg:d="M41100 23400h501 1198 501" svg:viewBox="0 0 2201 1">
          <text:p/>
        </draw:connector>
        <draw:connector draw:style-name="gr5" draw:text-style-name="P3" draw:layer="layout" draw:type="lines" svg:x1="41.1cm" svg:y1="23.4cm" svg:x2="43.3cm" svg:y2="25.7cm" draw:start-shape="id1" draw:start-glue-point="1" draw:end-shape="id3" draw:end-glue-point="3" svg:d="M41100 23400h501l1198 2300h501" svg:viewBox="0 0 2201 2301">
          <text:p/>
        </draw:connector>
        <draw:connector draw:style-name="gr5" draw:text-style-name="P3" draw:layer="layout" draw:type="lines" svg:x1="41.1cm" svg:y1="25.1cm" svg:x2="43.3cm" svg:y2="23.4cm" draw:start-shape="id4" draw:start-glue-point="1" draw:end-shape="id2" svg:d="M41100 25100h501l1198-1700h501" svg:viewBox="0 0 2201 1701">
          <text:p/>
        </draw:connector>
        <draw:connector draw:style-name="gr5" draw:text-style-name="P3" draw:layer="layout" draw:type="lines" svg:x1="41.1cm" svg:y1="25.1cm" svg:x2="43.3cm" svg:y2="25.7cm" draw:start-shape="id4" draw:start-glue-point="1" draw:end-shape="id3" svg:d="M41100 25100h501l1198 600h501" svg:viewBox="0 0 2201 601">
          <text:p/>
        </draw:connector>
        <draw:connector draw:style-name="gr5" draw:text-style-name="P3" draw:layer="layout" draw:type="lines" svg:x1="29.7cm" svg:y1="24.9cm" svg:x2="31.4cm" svg:y2="23.75cm" draw:start-shape="id5" draw:start-glue-point="1" draw:end-shape="id6" draw:end-glue-point="3" svg:d="M29700 24900h501l698-1150h501" svg:viewBox="0 0 1701 1151">
          <text:p/>
        </draw:connector>
        <draw:connector draw:style-name="gr5" draw:text-style-name="P3" draw:layer="layout" draw:type="lines" svg:x1="29.7cm" svg:y1="24.9cm" svg:x2="31.4cm" svg:y2="24.85cm" draw:start-shape="id5" draw:end-shape="id7" svg:d="M29700 24900h501l698-50h501" svg:viewBox="0 0 1701 51">
          <text:p/>
        </draw:connector>
        <draw:connector draw:style-name="gr5" draw:text-style-name="P3" draw:layer="layout" draw:type="lines" svg:x1="29.7cm" svg:y1="24.9cm" svg:x2="31.4cm" svg:y2="25.95cm" draw:start-shape="id5" draw:end-shape="id8" svg:d="M29700 24900h501l698 1050h501" svg:viewBox="0 0 1701 1051">
          <text:p/>
        </draw:connector>
        <draw:connector draw:style-name="gr5" draw:text-style-name="P3" draw:layer="layout" draw:type="lines" svg:x1="33.8cm" svg:y1="24.85cm" svg:x2="34.8cm" svg:y2="24.85cm" draw:start-shape="id7" draw:start-glue-point="1" draw:end-shape="id9" svg:d="M33800 24850h501-2 501" svg:viewBox="0 0 1001 1">
          <text:p/>
        </draw:connector>
        <draw:connector draw:style-name="gr5" draw:text-style-name="P3" draw:layer="layout" draw:type="lines" svg:x1="37.2cm" svg:y1="24.85cm" svg:x2="38.7cm" svg:y2="23.4cm" draw:start-shape="id9" draw:end-shape="id1" draw:end-glue-point="3" svg:d="M37200 24850h501l498-1450h501" svg:viewBox="0 0 1501 1451">
          <text:p/>
        </draw:connector>
        <draw:connector draw:style-name="gr5" draw:text-style-name="P3" draw:layer="layout" draw:type="lines" svg:x1="37.2cm" svg:y1="24.85cm" svg:x2="38.7cm" svg:y2="25.1cm" draw:start-shape="id9" draw:start-glue-point="1" draw:end-shape="id4" svg:d="M37200 24850h501l498 250h501" svg:viewBox="0 0 1501 251">
          <text:p/>
        </draw:connector>
        <draw:connector draw:style-name="gr5" draw:text-style-name="P3" draw:layer="layout" draw:type="lines" svg:x1="37.2cm" svg:y1="24.85cm" svg:x2="38.7cm" svg:y2="26.8cm" draw:start-shape="id9" draw:start-glue-point="1" draw:end-shape="id10" svg:d="M37200 24850h501l498 1950h501" svg:viewBox="0 0 1501 1951">
          <text:p/>
        </draw:connector>
        <draw:connector draw:style-name="gr5" draw:text-style-name="P3" draw:layer="layout" draw:type="curve" draw:line-skew="2.999cm" svg:x1="44.5cm" svg:y1="26.4cm" svg:x2="28.6cm" svg:y2="25.8cm" draw:start-shape="id3" draw:start-glue-point="2" draw:end-shape="id5" svg:d="M44500 26400c0 5250-15900 5550-15900-600" svg:viewBox="0 0 15901 4577">
          <text:p/>
        </draw:connector>
        <draw:connector draw:style-name="gr5" draw:text-style-name="P3" draw:layer="layout" draw:type="curve" draw:line-skew="3.224cm" svg:x1="44.5cm" svg:y1="24.1cm" svg:x2="28.6cm" svg:y2="25.8cm" draw:start-shape="id2" draw:start-glue-point="2" draw:end-shape="id5" draw:end-glue-point="2" svg:d="M44500 24100c0 8137-15900 7287-15900 1700" svg:viewBox="0 0 15901 6002">
          <text:p/>
        </draw:connector>
        <draw:connector draw:style-name="gr5" draw:text-style-name="P3" draw:layer="layout" draw:type="curve" draw:line-skew="2.024cm" svg:x1="36cm" svg:y1="25.3cm" svg:x2="28.6cm" svg:y2="25.8cm" draw:start-shape="id9" draw:start-glue-point="2" draw:end-shape="id5" draw:end-glue-point="2" svg:d="M36000 25300c0 4537-7400 4287-7400 500" svg:viewBox="0 0 7401 3373">
          <text:p/>
        </draw:connector>
        <draw:custom-shape draw:style-name="gr3" draw:text-style-name="P1" xml:id="id11" draw:id="id11" draw:layer="layout" svg:width="2.4cm" svg:height="1.4cm" svg:x="43.3cm" svg:y="20.7cm">
          <text:p text:style-name="P1">Resol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2" draw:id="id12" draw:layer="layout" svg:width="2.4cm" svg:height="1.4cm" svg:x="43.3cm" svg:y="18.9cm">
          <text:p text:style-name="P1">SIN/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s" svg:x1="41.1cm" svg:y1="23.4cm" svg:x2="43.3cm" svg:y2="21.4cm" draw:start-shape="id1" draw:start-glue-point="1" draw:end-shape="id11" draw:end-glue-point="3" svg:d="M41100 23400h501l1198-2000h501" svg:viewBox="0 0 2201 2001">
          <text:p/>
        </draw:connector>
        <draw:connector draw:style-name="gr5" draw:text-style-name="P3" draw:layer="layout" draw:type="lines" svg:x1="41.1cm" svg:y1="25.1cm" svg:x2="43.3cm" svg:y2="21.4cm" draw:start-shape="id4" draw:end-shape="id11" draw:end-glue-point="3" svg:d="M41100 25100h501l1198-3700h501" svg:viewBox="0 0 2201 3701">
          <text:p/>
        </draw:connector>
        <draw:connector draw:style-name="gr5" draw:text-style-name="P3" draw:layer="layout" draw:type="lines" svg:x1="41.1cm" svg:y1="23.4cm" svg:x2="43.3cm" svg:y2="19.6cm" draw:start-shape="id1" draw:start-glue-point="1" draw:end-shape="id12" draw:end-glue-point="3" svg:d="M41100 23400h501l1198-3800h501" svg:viewBox="0 0 2201 3801">
          <text:p/>
        </draw:connector>
        <draw:connector draw:style-name="gr5" draw:text-style-name="P3" draw:layer="layout" draw:type="lines" svg:x1="41.1cm" svg:y1="25.1cm" svg:x2="43.3cm" svg:y2="19.6cm" draw:start-shape="id4" draw:start-glue-point="1" draw:end-shape="id12" draw:end-glue-point="3" svg:d="M41100 25100h501l1198-5500h501" svg:viewBox="0 0 2201 5501">
          <text:p/>
        </draw:connector>
        <draw:connector draw:style-name="gr5" draw:text-style-name="P3" draw:layer="layout" draw:type="curve" draw:line-skew="3.124cm" svg:x1="44.5cm" svg:y1="22.1cm" svg:x2="28.6cm" svg:y2="25.8cm" draw:start-shape="id11" draw:start-glue-point="2" draw:end-shape="id5" draw:end-glue-point="2" svg:d="M44500 22100c0 10987-15900 9137-15900 3700" svg:viewBox="0 0 15901 8030">
          <text:p/>
        </draw:connector>
        <draw:connector draw:style-name="gr5" draw:text-style-name="P3" draw:layer="layout" draw:type="curve" draw:line-skew="3.174cm" svg:x1="44.5cm" svg:y1="20.3cm" svg:x2="28.6cm" svg:y2="25.8cm" draw:start-shape="id12" draw:start-glue-point="2" draw:end-shape="id5" draw:end-glue-point="2" svg:d="M44500 20300c0 13762-15900 11012-15900 5500" svg:viewBox="0 0 15901 10016">
          <text:p/>
        </draw:connector>
        <draw:custom-shape draw:style-name="gr6" draw:text-style-name="P4" draw:layer="layout" svg:width="25.2cm" svg:height="12.1cm" svg:x="21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2.3cm" svg:y1="33.1cm" svg:x2="22.3cm" svg:y2="34.4cm">
          <text:p text:style-name="P5"/>
        </draw:line>
        <draw:frame draw:style-name="gr8" draw:text-style-name="P6" draw:layer="layout" svg:width="0.853cm" svg:height="0.962cm" svg:x="22.6cm" svg:y="33.2cm">
          <draw:text-box>
            <text:p text:style-name="P5">n</text:p>
          </draw:text-box>
        </draw:frame>
        <draw:custom-shape draw:style-name="gr9" draw:text-style-name="P7" draw:layer="layout" svg:width="2.8cm" svg:height="1.8cm" svg:x="8.138cm" svg:y="3.1cm">
          <text:p text:style-name="P1">Desktop G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8cm" svg:height="1.8cm" svg:x="14.838cm" svg:y="3.1cm">
          <text:p text:style-name="P1">Remote 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8cm" svg:height="1.8cm" svg:x="11.5cm" svg:y="3.1cm">
          <text:p text:style-name="P1">Web G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" draw:id="id21" draw:layer="layout" svg:width="2.8cm" svg:height="1.8cm" svg:x="5cm" svg:y="10.2cm">
          <text:p text:style-name="P1">Came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882cm" svg:height="1.209cm" svg:x="24.1cm" svg:y="7.111cm">
          <text:p text:style-name="P1">Digita</text:p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2.8cm" svg:height="1.8cm" svg:x="11.6cm" svg:y="9.2cm">
          <text:p text:style-name="P1">Gcode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2.8cm" svg:height="1.8cm" svg:x="14.7cm" svg:y="5.5cm">
          <text:p text:style-name="P1">US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2.8cm" svg:height="1.8cm" svg:x="11.5cm" svg:y="5.5cm">
          <text:p text:style-name="P1">Ethern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curve" svg:x1="13cm" svg:y1="11cm" svg:x2="13cm" svg:y2="11.9cm" draw:start-shape="id13" draw:end-shape="id14" draw:end-glue-point="0" svg:d="M13000 11000v900" svg:viewBox="0 0 1 901">
          <text:p/>
        </draw:connector>
        <draw:custom-shape draw:style-name="gr1" draw:text-style-name="P2" xml:id="id15" draw:id="id15" draw:layer="layout" svg:width="2.8cm" svg:height="1.8cm" svg:x="8.2cm" svg:y="5.5cm">
          <text:p text:style-name="P1">WIF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curve" svg:x1="9.6cm" svg:y1="7.3cm" svg:x2="13cm" svg:y2="9.2cm" draw:start-shape="id15" draw:start-glue-point="2" draw:end-shape="id13" svg:d="M9600 7300c0 1425 3400 475 3400 1900" svg:viewBox="0 0 3401 1901">
          <text:p/>
        </draw:connector>
        <draw:connector draw:style-name="gr11" draw:text-style-name="P3" draw:layer="layout" draw:type="curve" svg:x1="12.9cm" svg:y1="7.3cm" svg:x2="13cm" svg:y2="9.2cm" draw:start-shape="id16" draw:start-glue-point="2" draw:end-shape="id13" draw:end-glue-point="0" svg:d="M12900 7300c0 1425 100 475 100 1900" svg:viewBox="0 0 101 1901">
          <text:p/>
        </draw:connector>
        <draw:connector draw:style-name="gr11" draw:text-style-name="P3" draw:layer="layout" draw:type="curve" svg:x1="16.1cm" svg:y1="7.3cm" svg:x2="13cm" svg:y2="9.2cm" draw:start-shape="id17" draw:start-glue-point="2" draw:end-shape="id13" draw:end-glue-point="0" svg:d="M16100 7300c0 1425-3100 475-3100 1900" svg:viewBox="0 0 3101 1901">
          <text:p/>
        </draw:connector>
        <draw:custom-shape draw:style-name="gr12" draw:text-style-name="P9" draw:layer="layout" svg:width="1.962cm" svg:height="1.261cm" svg:x="23.923cm" svg:y="12.918cm">
          <text:p text:style-name="P1">Digital </text:p>
          <text:p text:style-name="P1">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.962cm" svg:height="1.26cm" svg:x="26.338cm" svg:y="12.913cm">
          <text:p text:style-name="P1">4-20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.962cm" svg:height="1.262cm" svg:x="26.338cm" svg:y="14.458cm">
          <text:p text:style-name="P1">Relay</text:p>
          <text:p text:style-name="P1">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.881cm" svg:height="1.209cm" svg:x="26.369cm" svg:y="5.7cm">
          <text:p text:style-name="P1">4-20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1.962cm" svg:height="1.261cm" svg:x="26.338cm" svg:y="11.3cm">
          <text:p text:style-name="P1">PW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1.881cm" svg:height="1.21cm" svg:x="26.369cm" svg:y="7.245cm">
          <text:p text:style-name="P1">A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.881cm" svg:height="1.209cm" svg:x="26.369cm" svg:y="8.791cm">
          <text:p text:style-name="P1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.962cm" svg:height="1.262cm" svg:x="26.338cm" svg:y="16.058cm">
          <text:p text:style-name="P1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" draw:id="id23" draw:layer="layout" svg:width="2.8cm" svg:height="1.8cm" svg:x="5cm" svg:y="13cm">
          <text:p text:style-name="P1">C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4" draw:id="id24" draw:layer="layout" svg:width="2.8cm" svg:height="1.8cm" svg:x="5cm" svg:y="15.4cm">
          <text:p text:style-name="P1">RS422</text:p>
          <text:p text:style-name="P1">RS4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9" draw:id="id19" draw:layer="layout" svg:width="1.931cm" svg:height="1.241cm" svg:x="21.4cm" svg:y="23.1cm">
          <text:p text:style-name="P1">EtherC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20" draw:id="id20" draw:layer="layout" svg:width="1.931cm" svg:height="1.242cm" svg:x="21.369cm" svg:y="25.158cm">
          <text:p text:style-name="P1">Pulse</text:p>
          <text:p text:style-name="P1">Dir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18" draw:id="id18" draw:layer="layout" svg:width="1.931cm" svg:height="1.242cm" svg:x="24.169cm" svg:y="25.158cm">
          <text:p text:style-name="P1">Isol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s" svg:x1="26.1cm" svg:y1="25.779cm" svg:x2="27.5cm" svg:y2="24.9cm" draw:start-shape="id18" draw:end-shape="id5" draw:end-glue-point="3" svg:d="M26100 25779h500l399-879h501" svg:viewBox="0 0 1401 880">
          <text:p/>
        </draw:connector>
        <draw:connector draw:style-name="gr5" draw:text-style-name="P3" draw:layer="layout" draw:type="lines" svg:x1="23.331cm" svg:y1="23.72cm" svg:x2="27.5cm" svg:y2="24.9cm" draw:start-shape="id19" draw:start-glue-point="1" draw:end-shape="id5" svg:d="M23331 23720h500l3168 1180h501" svg:viewBox="0 0 4170 1181">
          <text:p/>
        </draw:connector>
        <draw:connector draw:style-name="gr5" draw:text-style-name="P3" draw:layer="layout" draw:type="lines" svg:x1="23.3cm" svg:y1="25.779cm" svg:x2="24.169cm" svg:y2="25.779cm" draw:start-shape="id20" draw:start-glue-point="1" draw:end-shape="id18" draw:end-glue-point="3" svg:d="M23300 25779h500-133 502" svg:viewBox="0 0 870 1">
          <text:p/>
        </draw:connector>
        <draw:custom-shape draw:style-name="gr19" draw:text-style-name="P4" draw:layer="layout" svg:width="8cm" svg:height="6.7cm" svg:x="2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7.9cm" svg:height="5.2cm" svg:x="21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2" draw:id="id22" draw:layer="layout" svg:width="2.8cm" svg:height="1.8cm" svg:x="0.2cm" svg:y="13.9cm">
          <text:p text:style-name="P1">PL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curve" svg:x1="7.8cm" svg:y1="11.1cm" svg:x2="11.6cm" svg:y2="12.8cm" draw:start-shape="id21" draw:end-shape="id14" draw:end-glue-point="3" svg:d="M7800 11100c2850 0 950 1700 3800 1700" svg:viewBox="0 0 3801 1701">
          <text:p/>
        </draw:connector>
        <draw:connector draw:style-name="gr22" draw:text-style-name="P3" draw:layer="layout" draw:type="curve" svg:x1="3cm" svg:y1="14.8cm" svg:x2="5cm" svg:y2="13.9cm" draw:start-shape="id22" draw:end-shape="id23" draw:end-glue-point="3" svg:d="M3000 14800c1500 0 500-900 2000-900" svg:viewBox="0 0 2001 901">
          <text:p/>
        </draw:connector>
        <draw:connector draw:style-name="gr22" draw:text-style-name="P3" draw:layer="layout" draw:type="curve" svg:x1="3cm" svg:y1="14.8cm" svg:x2="5cm" svg:y2="16.3cm" draw:start-shape="id22" draw:start-glue-point="1" draw:end-shape="id24" draw:end-glue-point="3" svg:d="M3000 14800c1500 0 500 1500 2000 1500" svg:viewBox="0 0 2001 1501">
          <text:p/>
        </draw:connector>
        <draw:connector draw:style-name="gr22" draw:text-style-name="P3" draw:layer="layout" draw:type="curve" svg:x1="7.8cm" svg:y1="13.9cm" svg:x2="11.6cm" svg:y2="12.8cm" draw:start-shape="id23" draw:end-shape="id14" draw:end-glue-point="3" svg:d="M7800 13900c2850 0 950-1100 3800-1100" svg:viewBox="0 0 3801 1101">
          <text:p/>
        </draw:connector>
        <draw:connector draw:style-name="gr22" draw:text-style-name="P3" draw:layer="layout" draw:type="curve" svg:x1="7.8cm" svg:y1="16.3cm" svg:x2="11.6cm" svg:y2="12.8cm" draw:start-shape="id24" draw:start-glue-point="1" draw:end-shape="id14" svg:d="M7800 16300c2850 0 950-3500 3800-3500" svg:viewBox="0 0 3801 3501">
          <text:p/>
        </draw:connector>
        <draw:custom-shape draw:style-name="gr23" draw:text-style-name="P11" xml:id="id26" draw:id="id26" draw:layer="layout" svg:width="1.931cm" svg:height="1.241cm" svg:x="21.8cm" svg:y="7.1cm">
          <text:p text:style-name="P1">EtherC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xml:id="id27" draw:id="id27" draw:layer="layout" svg:width="1.931cm" svg:height="1.241cm" svg:x="21.6cm" svg:y="12.9cm">
          <text:p text:style-name="P1">EtherC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25" draw:id="id25" draw:layer="layout" svg:width="1.931cm" svg:height="1.241cm" svg:x="16cm" svg:y="12.4cm">
          <text:p text:style-name="P1">EtherC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3" draw:layer="layout" draw:type="curve" svg:x1="14.4cm" svg:y1="12.8cm" svg:x2="16cm" svg:y2="13.02cm" draw:start-shape="id14" draw:end-shape="id25" svg:d="M14400 12800c1200 0 400 220 1600 220" svg:viewBox="0 0 1601 221">
          <text:p/>
        </draw:connector>
        <draw:connector draw:style-name="gr22" draw:text-style-name="P3" draw:layer="layout" draw:type="curve" svg:x1="16.965cm" svg:y1="12.4cm" svg:x2="22.765cm" svg:y2="7.1cm" draw:start-shape="id25" draw:end-shape="id26" draw:end-glue-point="0" svg:d="M16965 12400c0-8703 5800-6053 5800-5300" svg:viewBox="0 0 5801 6272">
          <text:p/>
        </draw:connector>
        <draw:connector draw:style-name="gr22" draw:text-style-name="P3" draw:layer="layout" draw:type="curve" svg:x1="22.765cm" svg:y1="8.341cm" svg:x2="22.565cm" svg:y2="12.9cm" draw:start-shape="id26" draw:start-glue-point="2" draw:end-shape="id27" draw:end-glue-point="0" svg:d="M22765 8341c0 3418-200 1139-200 4559" svg:viewBox="0 0 201 4560">
          <text:p/>
        </draw:connector>
        <draw:connector draw:style-name="gr22" draw:text-style-name="P3" draw:layer="layout" draw:type="curve" svg:x1="22.565cm" svg:y1="14.141cm" svg:x2="22.365cm" svg:y2="23.1cm" draw:start-shape="id27" draw:start-glue-point="2" draw:end-shape="id19" draw:end-glue-point="0" svg:d="M22565 14141c0 6718-200 2239-200 8959" svg:viewBox="0 0 201 8960">
          <text:p/>
        </draw:connector>
        <draw:custom-shape draw:style-name="gr17" draw:text-style-name="P1" xml:id="id28" draw:id="id28" draw:layer="layout" svg:width="1.931cm" svg:height="1.241cm" svg:x="21.4cm" svg:y="31.5cm">
          <text:p text:style-name="P1">EtherC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3" draw:layer="layout" draw:type="curve" svg:x1="22.365cm" svg:y1="24.341cm" svg:x2="22.365cm" svg:y2="31.5cm" draw:start-shape="id19" draw:end-shape="id28" draw:end-glue-point="0" svg:d="M22365 24341v7159" svg:viewBox="0 0 1 7160">
          <text:p/>
        </draw:connector>
        <draw:custom-shape draw:style-name="gr17" draw:text-style-name="P1" xml:id="id29" draw:id="id29" draw:layer="layout" svg:width="1.931cm" svg:height="1.241cm" svg:x="21.4cm" svg:y="34.5cm">
          <text:p text:style-name="P1">EtherC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3" draw:layer="layout" draw:type="curve" svg:x1="22.365cm" svg:y1="35.741cm" svg:x2="16.965cm" svg:y2="13.641cm" draw:start-shape="id29" draw:start-glue-point="2" draw:end-shape="id25" draw:end-glue-point="2" svg:d="M22365 35741c0 750-5400 11800-5400-22100" svg:viewBox="0 0 5401 24410">
          <text:p/>
        </draw:connector>
        <draw:custom-shape draw:style-name="gr9" draw:text-style-name="P7" draw:layer="layout" svg:width="2.8cm" svg:height="1.8cm" svg:x="11.538cm" svg:y="0.6cm">
          <text:p text:style-name="P1">Gcode </text:p>
          <text:p text:style-name="P1">Post 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14.3cm" svg:height="12.6cm" svg:x="4.2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931cm" svg:height="1.242cm" svg:x="12.9cm" svg:y="16.258cm">
          <text:p text:style-name="P1">Pulse</text:p>
          <text:p text:style-name="P1">Dir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30" draw:id="id30" draw:layer="layout" svg:width="1.931cm" svg:height="1.242cm" svg:x="12.869cm" svg:y="14.758cm">
          <text:p text:style-name="P1">Isol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curve" svg:x1="13cm" svg:y1="13.7cm" svg:x2="13.834cm" svg:y2="14.758cm" draw:start-shape="id14" draw:start-glue-point="2" draw:end-shape="id30" draw:end-glue-point="0" svg:d="M13000 13700c0 793 834 265 834 1058" svg:viewBox="0 0 835 1059">
          <text:p/>
        </draw:connector>
        <draw:connector draw:style-name="gr11" draw:text-style-name="P3" draw:layer="layout" draw:type="curve" svg:x1="13.865cm" svg:y1="17.525cm" svg:x2="21.4cm" svg:y2="32.12cm" draw:end-shape="id28" draw:end-glue-point="3" svg:d="M13865 17525c5275 0 1508 14595 7535 14595" svg:viewBox="0 0 7536 14596">
          <text:p/>
        </draw:connector>
        <draw:connector draw:style-name="gr11" draw:text-style-name="P3" draw:layer="layout" draw:type="curve" svg:x1="13.865cm" svg:y1="17.525cm" svg:x2="21.4cm" svg:y2="35.12cm" draw:end-shape="id29" draw:end-glue-point="3" svg:d="M13865 17525c5275 0 1508 17595 7535 17595" svg:viewBox="0 0 7536 17596">
          <text:p/>
        </draw:connector>
        <draw:connector draw:style-name="gr11" draw:text-style-name="P3" draw:layer="layout" draw:type="curve" draw:line-skew="-0.44cm" svg:x1="13.865cm" svg:y1="17.55cm" svg:x2="21.369cm" svg:y2="25.779cm" draw:end-shape="id20" draw:end-glue-point="3" svg:d="M13865 17550c4591 0 840 8229 7504 8229" svg:viewBox="0 0 7505 8230">
          <text:p/>
        </draw:connector>
        <draw:custom-shape draw:style-name="gr28" draw:text-style-name="P1" xml:id="id31" draw:id="id31" draw:layer="layout" svg:width="2.8cm" svg:height="1.8cm" svg:x="27.2cm" svg:y="20.2cm">
          <text:p text:style-name="P1">Parameter </text:p>
          <text:p text:style-name="P1">Test Softwa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s" svg:x1="28.6cm" svg:y1="22cm" svg:x2="28.6cm" svg:y2="24cm" draw:start-shape="id31" draw:start-glue-point="2" draw:end-shape="id5" draw:end-glue-point="0" svg:d="M28600 22000v501 998 501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7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03:55:38.490253861</meta:creation-date>
    <dc:date>2019-08-29T05:39:56.565294828</dc:date>
    <meta:editing-duration>PT21M34S</meta:editing-duration>
    <meta:editing-cycles>6</meta:editing-cycles>
    <meta:generator>LibreOffice/5.2.7.2$Linux_X86_64 LibreOffice_project/20m0$Build-2</meta:generator>
    <meta:document-statistic meta:object-count="94"/>
  </office:meta>
</office:document-meta>
</file>